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justify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51pt solid #000000"/>
      <style:paragraph-properties fo:text-align="justify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justify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9.381cm" svg:y="0cm">
            <draw:object draw:notify-on-update-of-ranges="Sheet1.A1:Sheet1.A15 Sheet1.B1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8.775cm" svg:y="8.474cm">
            <draw:object draw:notify-on-update-of-ranges="Sheet1.A17:Sheet1.A31 Sheet1.B17:Sheet1.B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009" calcext:value-type="float">
            <text:p>0,009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4" calcext:value-type="float">
            <text:p>0,01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6" calcext:value-type="float">
            <text:p>0,03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59" calcext:value-type="float">
            <text:p>0,059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06" calcext:value-type="float">
            <text:p>0,106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66" calcext:value-type="float">
            <text:p>0,166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87" calcext:value-type="float">
            <text:p>0,287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44" calcext:value-type="float">
            <text:p>0,644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662" calcext:value-type="float">
            <text:p>1,662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02" calcext:value-type="float">
            <text:p>3,02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.351" calcext:value-type="float">
            <text:p>4,351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.991" calcext:value-type="float">
            <text:p>5,991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.655" calcext:value-type="float">
            <text:p>7,655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.643" calcext:value-type="float">
            <text:p>10,643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.602" calcext:value-type="float">
            <text:p>13,60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0.009" calcext:value-type="float">
            <text:p>0,009</text:p>
          </table:table-cell>
          <table:table-cell table:number-columns-repeated="2"/>
          <table:table-cell table:style-name="ce1"/>
        </table:table-row>
        <table:table-row table:style-name="ro1">
          <table:table-cell table:formula="of:=(200*200*200)" office:value-type="float" office:value="8000000" calcext:value-type="float">
            <text:p>8000000</text:p>
          </table:table-cell>
          <table:table-cell office:value-type="float" office:value="0.014" calcext:value-type="float">
            <text:p>0,014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0.036" calcext:value-type="float">
            <text:p>0,036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0.059" calcext:value-type="float">
            <text:p>0,059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0.106" calcext:value-type="float">
            <text:p>0,106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216000000" calcext:value-type="float">
            <text:p>216000000</text:p>
          </table:table-cell>
          <table:table-cell office:value-type="float" office:value="0.166" calcext:value-type="float">
            <text:p>0,166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343000000" calcext:value-type="float">
            <text:p>343000000</text:p>
          </table:table-cell>
          <table:table-cell office:value-type="float" office:value="0.287" calcext:value-type="float">
            <text:p>0,287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512000000" calcext:value-type="float">
            <text:p>512000000</text:p>
          </table:table-cell>
          <table:table-cell office:value-type="float" office:value="0.644" calcext:value-type="float">
            <text:p>0,644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729000000" calcext:value-type="float">
            <text:p>729000000</text:p>
          </table:table-cell>
          <table:table-cell office:value-type="float" office:value="1.662" calcext:value-type="float">
            <text:p>1,662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3.02" calcext:value-type="float">
            <text:p>3,02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1331000000" calcext:value-type="float">
            <text:p>1331000000</text:p>
          </table:table-cell>
          <table:table-cell office:value-type="float" office:value="4.351" calcext:value-type="float">
            <text:p>4,351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1728000000" calcext:value-type="float">
            <text:p>1728000000</text:p>
          </table:table-cell>
          <table:table-cell office:value-type="float" office:value="5.991" calcext:value-type="float">
            <text:p>5,991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2197000000" calcext:value-type="float">
            <text:p>2197000000</text:p>
          </table:table-cell>
          <table:table-cell office:value-type="float" office:value="7.655" calcext:value-type="float">
            <text:p>7,655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2744000000" calcext:value-type="float">
            <text:p>2744000000</text:p>
          </table:table-cell>
          <table:table-cell office:value-type="float" office:value="10.643" calcext:value-type="float">
            <text:p>10,643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3375000000" calcext:value-type="float">
            <text:p>3375000000</text:p>
          </table:table-cell>
          <table:table-cell office:value-type="float" office:value="13.602" calcext:value-type="float">
            <text:p>13,602</text:p>
          </table:table-cell>
          <table:table-cell table:number-columns-repeated="2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4:01:59.642069851</meta:creation-date>
    <dc:date>2023-12-04T22:10:17.121154979</dc:date>
    <meta:editing-duration>PT7H24M44S</meta:editing-duration>
    <meta:editing-cycles>2</meta:editing-cycles>
    <meta:generator>LibreOffice/7.3.7.2$Linux_X86_64 LibreOffice_project/30$Build-2</meta:generator>
    <meta:document-statistic meta:table-count="1" meta:cell-count="6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B15" svg:x="1.331cm" svg:y="0.18cm" svg:width="14.349cm" svg:height="7.659cm">
          <chart:coordinate-region svg:x="1.952cm" svg:y="0.379cm" svg:width="13.356cm" svg:height="6.813cm"/>
          <chart:axis chart:dimension="x" chart:name="primary-x" chart:style-name="ch3">
            <chart:title svg:x="8.329cm" svg:y="8.019cm" chart:style-name="ch4">
              <text:p>N</text:p>
            </chart:title>
            <chart:grid chart:style-name="ch5" chart:class="major"/>
          </chart:axis>
          <chart:axis chart:dimension="y" chart:name="primary-y" chart:style-name="ch6">
            <chart:title svg:x="0.451cm" svg:y="4.648cm" chart:style-name="ch7">
              <text:p>Time (s)</text:p>
            </chart:title>
            <chart:grid chart:style-name="ch5" chart:class="major"/>
          </chart:axis>
          <chart:series chart:style-name="ch8" chart:values-cell-range-address="Sheet1.B1:Sheet1.B15" chart:class="chart:scatter">
            <chart:domain table:cell-range-address="Sheet1.A1:Sheet1.A15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1:Sheet1.A15</svg:desc>
                </draw:g>
              </table:table-cell>
              <table:table-cell office:value-type="float" office:value="0.009">
                <text:p>0.009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4.351">
                <text:p>4.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7.655">
                <text:p>7.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0.643">
                <text:p>10.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3.602">
                <text:p>13.6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7:Sheet1.B31" svg:x="1.331cm" svg:y="0.18cm" svg:width="14.349cm" svg:height="7.659cm">
          <chart:coordinate-region svg:x="1.952cm" svg:y="0.379cm" svg:width="12.8cm" svg:height="6.813cm"/>
          <chart:axis chart:dimension="x" chart:name="primary-x" chart:style-name="ch3">
            <chart:title svg:x="8.276cm" svg:y="8.019cm" chart:style-name="ch4">
              <text:p>N³</text:p>
            </chart:title>
            <chart:grid chart:style-name="ch5" chart:class="major"/>
          </chart:axis>
          <chart:axis chart:dimension="y" chart:name="primary-y" chart:style-name="ch6">
            <chart:title svg:x="0.451cm" svg:y="4.648cm" chart:style-name="ch7">
              <text:p>Time (s)</text:p>
            </chart:title>
            <chart:grid chart:style-name="ch5" chart:class="major"/>
          </chart:axis>
          <chart:series chart:style-name="ch8" chart:values-cell-range-address="Sheet1.B17:Sheet1.B31" chart:class="chart:scatter">
            <chart:domain table:cell-range-address="Sheet1.A17:Sheet1.A31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Sheet1.A17:Sheet1.A31</svg:desc>
                </draw:g>
              </table:table-cell>
              <table:table-cell office:value-type="float" office:value="0.009">
                <text:p>0.009</text:p>
                <draw:g>
                  <svg:desc>Sheet1.B17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000">
                <text:p>800000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00000">
                <text:p>2700000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0000">
                <text:p>64000000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0000">
                <text:p>125000000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6000000">
                <text:p>21600000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3000000">
                <text:p>343000000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000000">
                <text:p>512000000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9000000">
                <text:p>729000000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31000000">
                <text:p>1331000000</text:p>
              </table:table-cell>
              <table:table-cell office:value-type="float" office:value="4.351">
                <text:p>4.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8000000">
                <text:p>1728000000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97000000">
                <text:p>2197000000</text:p>
              </table:table-cell>
              <table:table-cell office:value-type="float" office:value="7.655">
                <text:p>7.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44000000">
                <text:p>2744000000</text:p>
              </table:table-cell>
              <table:table-cell office:value-type="float" office:value="10.643">
                <text:p>10.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5000000">
                <text:p>3375000000</text:p>
              </table:table-cell>
              <table:table-cell office:value-type="float" office:value="13.602">
                <text:p>13.6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